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ejaVu Sans" style:font-name-complex="Lohit Hindi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table-column table:style-name="co1" table:number-columns-repeated="8" table:default-cell-style-name="Default"/>
        <table:table-row table:style-name="ro1">
          <table:table-cell office:value-type="string">
            <text:p>Datarate</text:p>
          </table:table-cell>
          <table:table-cell office:value-type="string">
            <text:p>transmitted</text:p>
          </table:table-cell>
          <table:table-cell office:value-type="string">
            <text:p>received</text:p>
          </table:table-cell>
          <table:table-cell office:value-type="string">
            <text:p>lte</text:p>
          </table:table-cell>
          <table:table-cell/>
          <table:table-cell office:value-type="string">
            <text:p>wifi</text:p>
          </table:table-cell>
          <table:table-cell/>
          <table:table-cell office:value-type="string">
            <text:p>lte+wifi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245*4" office:value-type="float" office:value="980">
            <text:p>980</text:p>
          </table:table-cell>
          <table:table-cell table:formula="of:=243*4" office:value-type="float" office:value="972">
            <text:p>972</text:p>
          </table:table-cell>
          <table:table-cell table:formula="of:=(([.B2]-[.C2])/[.B2])*100" office:value-type="float" office:value="0.816326530612245">
            <text:p>0.8163265306</text:p>
          </table:table-cell>
          <table:table-cell table:formula="of:=972" office:value-type="float" office:value="972">
            <text:p>972</text:p>
          </table:table-cell>
          <table:table-cell table:style-name="ce1" table:formula="of:=(([.B2]-[.E2])/[.B2])*100" office:value-type="float" office:value="0.816326530612245">
            <text:p>0.8163265306</text:p>
          </table:table-cell>
          <table:table-cell table:style-name="ce1" office:value-type="float" office:value="972">
            <text:p>972</text:p>
          </table:table-cell>
          <table:table-cell table:formula="of:=(([.B2]-[.G2])/[.B2])*100" office:value-type="float" office:value="0.816326530612245">
            <text:p>0.8163265306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1221*4" office:value-type="float" office:value="4884">
            <text:p>4884</text:p>
          </table:table-cell>
          <table:table-cell table:formula="of:=1032+1030+1032+1031" office:value-type="float" office:value="4125">
            <text:p>4125</text:p>
          </table:table-cell>
          <table:table-cell table:formula="of:=(([.B3]-[.C3])/[.B3])*100" office:value-type="float" office:value="15.5405405405405">
            <text:p>15.5405405405</text:p>
          </table:table-cell>
          <table:table-cell table:formula="of:=1215+1214+1214+1214" office:value-type="float" office:value="4857">
            <text:p>4857</text:p>
          </table:table-cell>
          <table:table-cell table:style-name="ce1" table:formula="of:=(([.B3]-[.E3])/[.B3])*100" office:value-type="float" office:value="0.552825552825553">
            <text:p>0.5528255528</text:p>
          </table:table-cell>
          <table:table-cell table:style-name="ce1" table:formula="of:=1213+1213+1213+1214" office:value-type="float" office:value="4853">
            <text:p>4853</text:p>
          </table:table-cell>
          <table:table-cell table:formula="of:=(([.B3]-[.G3])/[.B3])*100" office:value-type="float" office:value="0.634725634725635">
            <text:p>0.634725634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2440*4" office:value-type="float" office:value="9760">
            <text:p>9760</text:p>
          </table:table-cell>
          <table:table-cell table:formula="of:=1033+1030+1033+1032" office:value-type="float" office:value="4128">
            <text:p>4128</text:p>
          </table:table-cell>
          <table:table-cell table:formula="of:=(([.B4]-[.C4])/[.B4])*100" office:value-type="float" office:value="57.7049180327869">
            <text:p>57.7049180328</text:p>
          </table:table-cell>
          <table:table-cell table:formula="of:=2252+2160+855+127" office:value-type="float" office:value="5394">
            <text:p>5394</text:p>
          </table:table-cell>
          <table:table-cell table:style-name="ce1" table:formula="of:=(([.B4]-[.E4])/[.B4])*100" office:value-type="float" office:value="44.7336065573771">
            <text:p>44.7336065574</text:p>
          </table:table-cell>
          <table:table-cell table:style-name="ce1" table:formula="of:=2231+2227+2243+2207" office:value-type="float" office:value="8908">
            <text:p>8908</text:p>
          </table:table-cell>
          <table:table-cell table:formula="of:=(([.B4]-[.G4])/[.B4])*100" office:value-type="float" office:value="8.72950819672131">
            <text:p>8.7295081967</text:p>
          </table:table-cell>
        </table:table-row>
        <table:table-row table:style-name="ro1">
          <table:table-cell office:value-type="float" office:value="15">
            <text:p>15</text:p>
          </table:table-cell>
          <table:table-cell table:formula="of:=3657*4" office:value-type="float" office:value="14628">
            <text:p>14628</text:p>
          </table:table-cell>
          <table:table-cell table:formula="of:=1033+1030+1033+1032" office:value-type="float" office:value="4128">
            <text:p>4128</text:p>
          </table:table-cell>
          <table:table-cell table:formula="of:=(([.B5]-[.C5])/[.B5])*100" office:value-type="float" office:value="71.7801476620181">
            <text:p>71.780147662</text:p>
          </table:table-cell>
          <table:table-cell table:formula="of:=3307+1849+121+117" office:value-type="float" office:value="5394">
            <text:p>5394</text:p>
          </table:table-cell>
          <table:table-cell table:style-name="ce1" table:formula="of:=(([.B5]-[.E5])/[.B5])*100" office:value-type="float" office:value="63.1255127153405">
            <text:p>63.1255127153</text:p>
          </table:table-cell>
          <table:table-cell table:style-name="ce1" table:formula="of:=2691+2505+2298+2025" office:value-type="float" office:value="9519">
            <text:p>9519</text:p>
          </table:table-cell>
          <table:table-cell table:formula="of:=(([.B5]-[.G5])/[.B5])*100" office:value-type="float" office:value="34.9261689909762">
            <text:p>34.926168991</text:p>
          </table:table-cell>
        </table:table-row>
        <table:table-row table:style-name="ro1">
          <table:table-cell office:value-type="float" office:value="20">
            <text:p>20</text:p>
          </table:table-cell>
          <table:table-cell table:formula="of:=5000*4" office:value-type="float" office:value="20000">
            <text:p>20000</text:p>
          </table:table-cell>
          <table:table-cell table:formula="of:=1033+1030+1033+1033" office:value-type="float" office:value="4129">
            <text:p>4129</text:p>
          </table:table-cell>
          <table:table-cell table:formula="of:=(([.B6]-[.C6])/[.B6])*100" office:value-type="float" office:value="79.355">
            <text:p>79.355</text:p>
          </table:table-cell>
          <table:table-cell table:formula="of:=4405+752+114+123" office:value-type="float" office:value="5394">
            <text:p>5394</text:p>
          </table:table-cell>
          <table:table-cell table:style-name="ce1" table:formula="of:=(([.B6]-[.E6])/[.B6])*100" office:value-type="float" office:value="73.03">
            <text:p>73.03</text:p>
          </table:table-cell>
          <table:table-cell table:style-name="ce1" table:formula="of:=3229+2548+2037+1707" office:value-type="float" office:value="9521">
            <text:p>9521</text:p>
          </table:table-cell>
          <table:table-cell table:formula="of:=(([.B6]-[.G6])/[.B6])*100" office:value-type="float" office:value="52.395">
            <text:p>52.395</text:p>
          </table:table-cell>
        </table:table-row>
        <table:table-row table:style-name="ro1" table:number-rows-repeated="1048569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Sheet2" table:style-name="ta1">
        <table:shapes>
          <draw:frame draw:z-index="0" draw:style-name="gr1" draw:text-style-name="P1" svg:width="15.999cm" svg:height="8.999cm" svg:x="11.325cm" svg:y="3.942cm">
            <draw:object draw:notify-on-update-of-ranges="Sheet2.F9:Sheet2.F9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office:value-type="string">
            <text:p>Datarate</text:p>
          </table:table-cell>
          <table:table-cell office:value-type="string">
            <text:p>lte</text:p>
          </table:table-cell>
          <table:table-cell office:value-type="string">
            <text:p>wifi</text:p>
          </table:table-cell>
          <table:table-cell office:value-type="string">
            <text:p>lte+wif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816326530612245">
            <text:p>0.8163265306</text:p>
          </table:table-cell>
          <table:table-cell table:style-name="ce1" office:value-type="float" office:value="0.816326530612245">
            <text:p>0.8163265306</text:p>
          </table:table-cell>
          <table:table-cell office:value-type="float" office:value="0.816326530612245">
            <text:p>0.8163265306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5.5405405405405">
            <text:p>15.5405405405</text:p>
          </table:table-cell>
          <table:table-cell table:style-name="ce1" office:value-type="float" office:value="0.552825552825553">
            <text:p>0.5528255528</text:p>
          </table:table-cell>
          <table:table-cell office:value-type="float" office:value="0.634725634725635">
            <text:p>0.634725634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7.7049180327869">
            <text:p>57.7049180328</text:p>
          </table:table-cell>
          <table:table-cell table:style-name="ce1" office:value-type="float" office:value="44.7336065573771">
            <text:p>44.7336065574</text:p>
          </table:table-cell>
          <table:table-cell office:value-type="float" office:value="8.72950819672131">
            <text:p>8.7295081967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71.7801476620181">
            <text:p>71.780147662</text:p>
          </table:table-cell>
          <table:table-cell table:style-name="ce1" office:value-type="float" office:value="63.1255127153405">
            <text:p>63.1255127153</text:p>
          </table:table-cell>
          <table:table-cell office:value-type="float" office:value="34.9261689909762">
            <text:p>34.926168991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79.355">
            <text:p>79.355</text:p>
          </table:table-cell>
          <table:table-cell table:style-name="ce1" office:value-type="float" office:value="73.03">
            <text:p>73.03</text:p>
          </table:table-cell>
          <table:table-cell office:value-type="float" office:value="52.395">
            <text:p>52.395</text:p>
          </table:table-cell>
        </table:table-row>
        <table:table-row table:style-name="ro1" table:number-rows-repeated="1048569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Sheet3" table:style-name="ta1">
        <table:shapes>
          <draw:frame draw:z-index="0" draw:style-name="gr1" draw:text-style-name="P1" svg:width="15.999cm" svg:height="8.999cm" svg:x="24cm" svg:y="2.421cm">
            <draw:object draw:notify-on-update-of-ranges="Sheet3.A1:Sheet3.A1 Sheet3.A2:Sheet3.A6 Sheet3.B1:Sheet3.B1 Sheet3.B2:Sheet3.B6 Sheet3.C1:Sheet3.C1 Sheet3.C2:Sheet3.C6 Sheet3.D1:Sheet3.D1 Sheet3.D2:Sheet3.D6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office:value-type="string">
            <text:p>Datarate</text:p>
          </table:table-cell>
          <table:table-cell office:value-type="string">
            <text:p>lte</text:p>
          </table:table-cell>
          <table:table-cell office:value-type="string">
            <text:p>wifi</text:p>
          </table:table-cell>
          <table:table-cell office:value-type="string">
            <text:p>lte+wif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816326530612245">
            <text:p>0.8163265306</text:p>
          </table:table-cell>
          <table:table-cell table:style-name="ce1" office:value-type="float" office:value="0.816326530612245">
            <text:p>0.8163265306</text:p>
          </table:table-cell>
          <table:table-cell office:value-type="float" office:value="0.816326530612245">
            <text:p>0.8163265306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5.5405405405405">
            <text:p>15.5405405405</text:p>
          </table:table-cell>
          <table:table-cell table:style-name="ce1" office:value-type="float" office:value="0.552825552825553">
            <text:p>0.5528255528</text:p>
          </table:table-cell>
          <table:table-cell office:value-type="float" office:value="0.634725634725635">
            <text:p>0.634725634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7.7049180327869">
            <text:p>57.7049180328</text:p>
          </table:table-cell>
          <table:table-cell table:style-name="ce1" office:value-type="float" office:value="44.7336065573771">
            <text:p>44.7336065574</text:p>
          </table:table-cell>
          <table:table-cell office:value-type="float" office:value="8.72950819672131">
            <text:p>8.7295081967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71.7801476620181">
            <text:p>71.780147662</text:p>
          </table:table-cell>
          <table:table-cell table:style-name="ce1" office:value-type="float" office:value="63.1255127153405">
            <text:p>63.1255127153</text:p>
          </table:table-cell>
          <table:table-cell office:value-type="float" office:value="34.9261689909762">
            <text:p>34.926168991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79.355">
            <text:p>79.355</text:p>
          </table:table-cell>
          <table:table-cell table:style-name="ce1" office:value-type="float" office:value="73.03">
            <text:p>73.03</text:p>
          </table:table-cell>
          <table:table-cell office:value-type="float" office:value="52.395">
            <text:p>52.395</text:p>
          </table:table-cell>
        </table:table-row>
        <table:table-row table:style-name="ro1" table:number-rows-repeated="1048569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25">00/00/0000</text:date>, <text:time style:data-style-name="N2" text:time-value="0000-00-00T17:32:4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25T17:00:30</meta:creation-date>
    <dc:date>2014-09-25T18:19:28</dc:date>
    <meta:editing-duration>PT15M51S</meta:editing-duration>
    <meta:editing-cycles>6</meta:editing-cycles>
    <meta:generator>LibreOffice/4.0.2.2$Linux_X86_64 LibreOffice_project/400m0$Build-2</meta:generator>
    <meta:document-statistic meta:table-count="3" meta:cell-count="95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plot-area chart:style-name="ch2" table:cell-range-address="Sheet2.F9:Sheet2.F9" chart:data-source-has-labels="both" svg:x="0.771cm" svg:y="0.931cm" svg:width="15.226cm" svg:height="7.542cm">
          <chartooo:coordinate-region svg:x="1.392cm" svg:y="1.131cm" svg:width="14.605cm" svg:height="7.143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16cm" svg:y="3.703cm" style:legend-expansion="high" chart:style-name="ch2"/>
        <chart:plot-area chart:style-name="ch3" table:cell-range-address="Sheet3.A1:Sheet3.D6" chart:data-source-has-labels="both" svg:x="0.89cm" svg:y="1.353cm" svg:width="12.747cm" svg:height="7.543cm">
          <chartooo:coordinate-region svg:x="1.511cm" svg:y="1.553cm" svg:width="12.126cm" svg:height="6.696cm"/>
          <chart:axis chart:dimension="x" chart:name="primary-x" chart:style-name="ch4" chartooo:axis-type="auto">
            <chartooo:date-scale/>
            <chart:categories table:cell-range-address="Sheet3.A2:Sheet3.A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3.B2:Sheet3.B6" chart:label-cell-address="Sheet3.B1:Sheet3.B1" chart:class="chart:bar">
            <chart:data-point chart:repeated="5"/>
          </chart:series>
          <chart:series chart:style-name="ch8" chart:values-cell-range-address="Sheet3.C2:Sheet3.C6" chart:label-cell-address="Sheet3.C1:Sheet3.C1" chart:class="chart:bar">
            <chart:data-point chart:repeated="5"/>
          </chart:series>
          <chart:series chart:style-name="ch9" chart:values-cell-range-address="Sheet3.D2:Sheet3.D6" chart:label-cell-address="Sheet3.D1:Sheet3.D1" chart:class="chart:ba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te</text:p>
                <draw:g>
                  <svg:desc>Sheet3.B1:Sheet3.B1</svg:desc>
                </draw:g>
              </table:table-cell>
              <table:table-cell office:value-type="string">
                <text:p>wifi</text:p>
                <draw:g>
                  <svg:desc>Sheet3.C1:Sheet3.C1</svg:desc>
                </draw:g>
              </table:table-cell>
              <table:table-cell office:value-type="string">
                <text:p>lte+wifi</text:p>
                <draw:g>
                  <svg:desc>Sheet3.D1:Sheet3.D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3.A2:Sheet3.A6</svg:desc>
                </draw:g>
              </table:table-cell>
              <table:table-cell office:value-type="float" office:value="0.816326530612245">
                <text:p>0.816326530612245</text:p>
                <draw:g>
                  <svg:desc>Sheet3.B2:Sheet3.B6</svg:desc>
                </draw:g>
              </table:table-cell>
              <table:table-cell office:value-type="float" office:value="0.816326530612245">
                <text:p>0.816326530612245</text:p>
                <draw:g>
                  <svg:desc>Sheet3.C2:Sheet3.C6</svg:desc>
                </draw:g>
              </table:table-cell>
              <table:table-cell office:value-type="float" office:value="0.816326530612245">
                <text:p>0.816326530612245</text:p>
                <draw:g>
                  <svg:desc>Sheet3.D2:Sheet3.D6</svg:desc>
                </draw:g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15.5405405405405">
                <text:p>15.5405405405405</text:p>
              </table:table-cell>
              <table:table-cell office:value-type="float" office:value="0.552825552825553">
                <text:p>0.552825552825553</text:p>
              </table:table-cell>
              <table:table-cell office:value-type="float" office:value="0.634725634725635">
                <text:p>0.63472563472563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57.7049180327869">
                <text:p>57.7049180327869</text:p>
              </table:table-cell>
              <table:table-cell office:value-type="float" office:value="44.7336065573771">
                <text:p>44.7336065573771</text:p>
              </table:table-cell>
              <table:table-cell office:value-type="float" office:value="8.72950819672131">
                <text:p>8.72950819672131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71.7801476620181">
                <text:p>71.7801476620181</text:p>
              </table:table-cell>
              <table:table-cell office:value-type="float" office:value="63.1255127153405">
                <text:p>63.1255127153405</text:p>
              </table:table-cell>
              <table:table-cell office:value-type="float" office:value="34.9261689909762">
                <text:p>34.9261689909762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79.355">
                <text:p>79.355</text:p>
              </table:table-cell>
              <table:table-cell office:value-type="float" office:value="73.03">
                <text:p>73.03</text:p>
              </table:table-cell>
              <table:table-cell office:value-type="float" office:value="52.395">
                <text:p>52.39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16cm" svg:y="3.703cm" style:legend-expansion="high" chart:style-name="ch2"/>
        <chart:plot-area chart:style-name="ch3" table:cell-range-address="Sheet3.A2:Sheet3.D6 Sheet3.B1:Sheet3.D1" chart:data-source-has-labels="both" svg:x="0.89cm" svg:y="1.353cm" svg:width="12.747cm" svg:height="7.543cm">
          <chartooo:coordinate-region svg:x="1.511cm" svg:y="1.553cm" svg:width="12.126cm" svg:height="6.696cm"/>
          <chart:axis chart:dimension="x" chart:name="primary-x" chart:style-name="ch4" chartooo:axis-type="auto">
            <chartooo:date-scale/>
            <chart:categories table:cell-range-address="Sheet3.A2:Sheet3.A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3.B2:Sheet3.B6" chart:label-cell-address="Sheet3.B1:Sheet3.B1" chart:class="chart:bar">
            <chart:data-point chart:repeated="5"/>
          </chart:series>
          <chart:series chart:style-name="ch8" chart:values-cell-range-address="Sheet3.C2:Sheet3.C6" chart:label-cell-address="Sheet3.C1:Sheet3.C1" chart:class="chart:bar">
            <chart:data-point chart:repeated="5"/>
          </chart:series>
          <chart:series chart:style-name="ch9" chart:values-cell-range-address="Sheet3.D2:Sheet3.D6" chart:label-cell-address="Sheet3.D1:Sheet3.D1" chart:class="chart:ba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te</text:p>
                <draw:g>
                  <svg:desc>Sheet3.B1:Sheet3.B1</svg:desc>
                </draw:g>
              </table:table-cell>
              <table:table-cell office:value-type="string">
                <text:p>wifi</text:p>
                <draw:g>
                  <svg:desc>Sheet3.C1:Sheet3.C1</svg:desc>
                </draw:g>
              </table:table-cell>
              <table:table-cell office:value-type="string">
                <text:p>lte+wifi</text:p>
                <draw:g>
                  <svg:desc>Sheet3.D1:Sheet3.D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3.A2:Sheet3.A6</svg:desc>
                </draw:g>
              </table:table-cell>
              <table:table-cell office:value-type="float" office:value="0.816326530612245">
                <text:p>0.816326530612245</text:p>
                <draw:g>
                  <svg:desc>Sheet3.B2:Sheet3.B6</svg:desc>
                </draw:g>
              </table:table-cell>
              <table:table-cell office:value-type="float" office:value="0.816326530612245">
                <text:p>0.816326530612245</text:p>
                <draw:g>
                  <svg:desc>Sheet3.C2:Sheet3.C6</svg:desc>
                </draw:g>
              </table:table-cell>
              <table:table-cell office:value-type="float" office:value="0.816326530612245">
                <text:p>0.816326530612245</text:p>
                <draw:g>
                  <svg:desc>Sheet3.D2:Sheet3.D6</svg:desc>
                </draw:g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15.5405405405405">
                <text:p>15.5405405405405</text:p>
              </table:table-cell>
              <table:table-cell office:value-type="float" office:value="0.552825552825553">
                <text:p>0.552825552825553</text:p>
              </table:table-cell>
              <table:table-cell office:value-type="float" office:value="0.634725634725635">
                <text:p>0.63472563472563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57.7049180327869">
                <text:p>57.7049180327869</text:p>
              </table:table-cell>
              <table:table-cell office:value-type="float" office:value="44.7336065573771">
                <text:p>44.7336065573771</text:p>
              </table:table-cell>
              <table:table-cell office:value-type="float" office:value="8.72950819672131">
                <text:p>8.72950819672131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71.7801476620181">
                <text:p>71.7801476620181</text:p>
              </table:table-cell>
              <table:table-cell office:value-type="float" office:value="63.1255127153405">
                <text:p>63.1255127153405</text:p>
              </table:table-cell>
              <table:table-cell office:value-type="float" office:value="34.9261689909762">
                <text:p>34.9261689909762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79.355">
                <text:p>79.355</text:p>
              </table:table-cell>
              <table:table-cell office:value-type="float" office:value="73.03">
                <text:p>73.03</text:p>
              </table:table-cell>
              <table:table-cell office:value-type="float" office:value="52.395">
                <text:p>52.39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